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8.41pt"/>
    </style:style>
    <style:style style:name="co3" style:family="table-column">
      <style:table-column-properties fo:break-before="auto" style:column-width="84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2pt" svg:height="255.29pt" svg:x="260.36pt" svg:y="278.02pt">
            <draw:object draw:notify-on-update-of-ranges="Sheet1.F3:Sheet1.F6 Sheet1.H3:Sheet1.H6 Sheet1.F11:Sheet1.F14 Sheet1.H11:Sheet1.H14 Sheet1.F7:Sheet1.F10 Sheet1.H7:Sheet1.H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Perry Table 12-23</text:p>
          </table:table-cell>
          <table:table-cell/>
          <table:table-cell office:value-type="string" calcext:value-type="string">
            <text:p>Lenght (m)</text:p>
          </table:table-cell>
          <table:table-cell office:value-type="string" calcext:value-type="string">
            <text:p>Wide (m)</text:p>
          </table:table-cell>
          <table:table-cell office:value-type="string" calcext:value-type="string">
            <text:p>Area (m2)</text:p>
          </table:table-cell>
          <table:table-cell office:value-type="string" calcext:value-type="string">
            <text:p>Cost</text:p>
            <text:p>(USD 1996 / m2)</text:p>
          </table:table-cell>
          <table:table-cell office:value-type="string" calcext:value-type="string">
            <text:p>Cost(USD 1996)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table:style-name="ce2" office:value-type="float" office:value="2.4" calcext:value-type="float" table:number-columns-spanned="1" table:number-rows-spanned="4">
            <text:p>2.4</text:p>
          </table:table-cell>
          <table:table-cell table:formula="of:=[.D3]*[.$E$3]" office:value-type="float" office:value="18" calcext:value-type="float">
            <text:p>18</text:p>
          </table:table-cell>
          <table:table-cell office:value-type="float" office:value="8600" calcext:value-type="float">
            <text:p>8600</text:p>
          </table:table-cell>
          <table:table-cell table:formula="of:=[.G3]*[.F3]" office:value-type="float" office:value="154800" calcext:value-type="float">
            <text:p>1548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covered-table-cell/>
          <table:table-cell table:formula="of:=[.D4]*[.$E$3]" office:value-type="float" office:value="36" calcext:value-type="float">
            <text:p>36</text:p>
          </table:table-cell>
          <table:table-cell office:value-type="float" office:value="6700" calcext:value-type="float">
            <text:p>6700</text:p>
          </table:table-cell>
          <table:table-cell table:formula="of:=[.G4]*[.F4]" office:value-type="float" office:value="241200" calcext:value-type="float">
            <text:p>2412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covered-table-cell/>
          <table:table-cell table:formula="of:=[.D5]*[.$E$3]" office:value-type="float" office:value="54" calcext:value-type="float">
            <text:p>54</text:p>
          </table:table-cell>
          <table:table-cell office:value-type="float" office:value="6200" calcext:value-type="float">
            <text:p>6200</text:p>
          </table:table-cell>
          <table:table-cell table:formula="of:=[.G5]*[.F5]" office:value-type="float" office:value="334800" calcext:value-type="float">
            <text:p>3348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covered-table-cell/>
          <table:table-cell table:formula="of:=[.D6]*[.$E$3]" office:value-type="float" office:value="72" calcext:value-type="float">
            <text:p>72</text:p>
          </table:table-cell>
          <table:table-cell office:value-type="float" office:value="5900" calcext:value-type="float">
            <text:p>5900</text:p>
          </table:table-cell>
          <table:table-cell table:formula="of:=[.G6]*[.F6]" office:value-type="float" office:value="424800" calcext:value-type="float">
            <text:p>4248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formula="of:=[.D7]*[.$E$7]" office:value-type="float" office:value="22.5" calcext:value-type="float">
            <text:p>22.5</text:p>
          </table:table-cell>
          <table:table-cell office:value-type="float" office:value="7110" calcext:value-type="float">
            <text:p>7110</text:p>
          </table:table-cell>
          <table:table-cell table:formula="of:=[.G7]*[.F7]" office:value-type="float" office:value="159975" calcext:value-type="float">
            <text:p>1599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covered-table-cell/>
          <table:table-cell table:formula="of:=[.D8]*[.$E$7]" office:value-type="float" office:value="45" calcext:value-type="float">
            <text:p>45</text:p>
          </table:table-cell>
          <table:table-cell office:value-type="float" office:value="5600" calcext:value-type="float">
            <text:p>5600</text:p>
          </table:table-cell>
          <table:table-cell table:formula="of:=[.G8]*[.F8]" office:value-type="float" office:value="252000" calcext:value-type="float">
            <text:p>252000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22.5" calcext:value-type="float">
            <text:p>22.5</text:p>
          </table:table-cell>
          <table:covered-table-cell/>
          <table:table-cell table:formula="of:=[.D9]*[.$E$7]" office:value-type="float" office:value="67.5" calcext:value-type="float">
            <text:p>67.5</text:p>
          </table:table-cell>
          <table:table-cell office:value-type="float" office:value="5150" calcext:value-type="float">
            <text:p>5150</text:p>
          </table:table-cell>
          <table:table-cell table:formula="of:=[.G9]*[.F9]" office:value-type="float" office:value="347625" calcext:value-type="float">
            <text:p>347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covered-table-cell/>
          <table:table-cell table:formula="of:=[.D10]*[.$E$7]" office:value-type="float" office:value="90" calcext:value-type="float">
            <text:p>90</text:p>
          </table:table-cell>
          <table:table-cell office:value-type="float" office:value="4950" calcext:value-type="float">
            <text:p>4950</text:p>
          </table:table-cell>
          <table:table-cell table:formula="of:=[.G10]*[.F10]" office:value-type="float" office:value="445500" calcext:value-type="float">
            <text:p>44550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4">
            <text:p>Average</text:p>
          </table:table-cell>
          <table:covered-table-cell/>
          <table:table-cell table:formula="of:=([.F3]+[.F7])/2" office:value-type="float" office:value="20.25" calcext:value-type="float">
            <text:p>20.25</text:p>
          </table:table-cell>
          <table:table-cell table:formula="of:=[.H11]/[.F11]" office:value-type="float" office:value="7772.22222222222" calcext:value-type="float">
            <text:p>7772.22222222222</text:p>
          </table:table-cell>
          <table:table-cell table:formula="of:=([.H3]+[.H7])/2" office:value-type="float" office:value="157387.5" calcext:value-type="float">
            <text:p>157387.5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number-columns-repeated="2"/>
          <table:table-cell table:formula="of:=([.F4]+[.F8])/2" office:value-type="float" office:value="40.5" calcext:value-type="float">
            <text:p>40.5</text:p>
          </table:table-cell>
          <table:table-cell table:formula="of:=[.H12]/[.F12]" office:value-type="float" office:value="6088.88888888889" calcext:value-type="float">
            <text:p>6088.88888888889</text:p>
          </table:table-cell>
          <table:table-cell table:formula="of:=([.H4]+[.H8])/2" office:value-type="float" office:value="246600" calcext:value-type="float">
            <text:p>246600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number-columns-repeated="2"/>
          <table:table-cell table:formula="of:=([.F5]+[.F9])/2" office:value-type="float" office:value="60.75" calcext:value-type="float">
            <text:p>60.75</text:p>
          </table:table-cell>
          <table:table-cell table:formula="of:=[.H13]/[.F13]" office:value-type="float" office:value="5616.66666666667" calcext:value-type="float">
            <text:p>5616.66666666667</text:p>
          </table:table-cell>
          <table:table-cell table:formula="of:=([.H5]+[.H9])/2" office:value-type="float" office:value="341212.5" calcext:value-type="float">
            <text:p>341212.5</text:p>
          </table:table-cell>
          <table:table-cell table:number-columns-repeated="1016"/>
        </table:table-row>
        <table:table-row table:style-name="ro1">
          <table:table-cell table:number-columns-repeated="3"/>
          <table:covered-table-cell table:number-columns-repeated="2"/>
          <table:table-cell table:formula="of:=([.F6]+[.F10])/2" office:value-type="float" office:value="81" calcext:value-type="float">
            <text:p>81</text:p>
          </table:table-cell>
          <table:table-cell table:formula="of:=[.H14]/[.F14]" office:value-type="float" office:value="5372.22222222222" calcext:value-type="float">
            <text:p>5372.22222222222</text:p>
          </table:table-cell>
          <table:table-cell table:formula="of:=([.H6]+[.H10])/2" office:value-type="float" office:value="435150" calcext:value-type="float">
            <text:p>435150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4:53:47.4671805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19-03-19T15:11:47.398447161</dc:date>
    <meta:editing-duration>PT1H40M9S</meta:editing-duration>
    <meta:editing-cycles>2</meta:editing-cycles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10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graphic-properties draw:fill="solid" draw:fill-color="#ffffff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6cm" svg:height="9.007cm" xlink:href=".." xlink:type="simple" chart:class="chart:scatter" chart:style-name="ch1">
        <chart:title svg:x="3.515cm" svg:y="0.315cm" chart:style-name="ch2">
          <text:p>Conveyor dryer investment cost (1996 USD)</text:p>
        </chart:title>
        <chart:legend chart:legend-position="end" svg:x="11.778cm" svg:y="3.203cm" style:legend-expansion="high" chart:style-name="ch3"/>
        <chart:plot-area chart:style-name="ch4" table:cell-range-address="Sheet1.F3:Sheet1.F6 Sheet1.H3:Sheet1.H14" chart:data-source-has-labels="row" svg:x="1.334cm" svg:y="1.27cm" svg:width="10.125cm" svg:height="6.572cm">
          <chartooo:coordinate-region svg:x="2.78cm" svg:y="1.47cm" svg:width="8.378cm" svg:height="5.723cm"/>
          <chart:axis chart:dimension="x" chart:name="primary-x" chart:style-name="ch5">
            <chart:title svg:x="5.629cm" svg:y="8.022cm" chart:style-name="ch6">
              <text:p>Area (m2)</text:p>
            </chart:title>
            <chart:grid chart:style-name="ch7" chart:class="major"/>
          </chart:axis>
          <chart:axis chart:dimension="y" chart:name="primary-y" chart:style-name="ch8">
            <chart:title svg:x="0.451cm" svg:y="5.447cm" chart:style-name="ch9">
              <text:p>(1996 USD)</text:p>
            </chart:title>
            <chart:grid chart:style-name="ch7" chart:class="major"/>
          </chart:axis>
          <chart:series chart:style-name="ch10" chart:values-cell-range-address="Sheet1.H3:Sheet1.H6" loext:label-string="wide2.4m" chart:class="chart:scatter">
            <chart:domain table:cell-range-address="Sheet1.F3:Sheet1.F6"/>
            <chart:regression-curve chart:style-name="ch11"/>
            <chart:data-point chart:repeated="4"/>
          </chart:series>
          <chart:series chart:style-name="ch12" chart:values-cell-range-address="Sheet1.H11:Sheet1.H14" loext:label-string="averge" chart:class="chart:scatter">
            <chart:domain table:cell-range-address="Sheet1.F11:Sheet1.F14"/>
            <chart:regression-curve chart:style-name="ch11">
              <chart:equation chart:display-equation="true" chart:display-r-square="true" svg:x="5.64cm" svg:y="5.833cm" chart:style-name="ch13"/>
            </chart:regression-curve>
            <chart:data-point chart:repeated="4"/>
          </chart:series>
          <chart:series chart:style-name="ch14" chart:values-cell-range-address="Sheet1.H7:Sheet1.H10" loext:label-string="wide3m" chart:class="chart:scatter">
            <chart:domain table:cell-range-address="Sheet1.F7:Sheet1.F10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wide2.4m</text:p>
              </table:table-cell>
              <table:table-cell office:value-type="string">
                <text:p>Column F</text:p>
              </table:table-cell>
              <table:table-cell office:value-type="string">
                <text:p>averge</text:p>
              </table:table-cell>
              <table:table-cell office:value-type="string">
                <text:p>Column F</text:p>
              </table:table-cell>
              <table:table-cell office:value-type="string">
                <text:p>wide3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">
                <text:p>18</text:p>
                <draw:g>
                  <svg:desc>Sheet1.F3:Sheet1.F6</svg:desc>
                </draw:g>
              </table:table-cell>
              <table:table-cell office:value-type="float" office:value="154800">
                <text:p>154800</text:p>
                <draw:g>
                  <svg:desc>Sheet1.H3:Sheet1.H6</svg:desc>
                </draw:g>
              </table:table-cell>
              <table:table-cell office:value-type="float" office:value="20.25">
                <text:p>20.25</text:p>
                <draw:g>
                  <svg:desc>Sheet1.F11:Sheet1.F14</svg:desc>
                </draw:g>
              </table:table-cell>
              <table:table-cell office:value-type="float" office:value="157387.5">
                <text:p>157387.5</text:p>
                <draw:g>
                  <svg:desc>Sheet1.H11:Sheet1.H14</svg:desc>
                </draw:g>
              </table:table-cell>
              <table:table-cell office:value-type="float" office:value="22.5">
                <text:p>22.5</text:p>
                <draw:g>
                  <svg:desc>Sheet1.F7:Sheet1.F10</svg:desc>
                </draw:g>
              </table:table-cell>
              <table:table-cell office:value-type="float" office:value="159975">
                <text:p>159975</text:p>
                <draw:g>
                  <svg:desc>Sheet1.H7:Sheet1.H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241200">
                <text:p>241200</text:p>
              </table:table-cell>
              <table:table-cell office:value-type="float" office:value="40.5">
                <text:p>40.5</text:p>
              </table:table-cell>
              <table:table-cell office:value-type="float" office:value="246600">
                <text:p>246600</text:p>
              </table:table-cell>
              <table:table-cell office:value-type="float" office:value="45">
                <text:p>45</text:p>
              </table:table-cell>
              <table:table-cell office:value-type="float" office:value="252000">
                <text:p>252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">
                <text:p>54</text:p>
              </table:table-cell>
              <table:table-cell office:value-type="float" office:value="334800">
                <text:p>334800</text:p>
              </table:table-cell>
              <table:table-cell office:value-type="float" office:value="60.75">
                <text:p>60.75</text:p>
              </table:table-cell>
              <table:table-cell office:value-type="float" office:value="341212.5">
                <text:p>341212.5</text:p>
              </table:table-cell>
              <table:table-cell office:value-type="float" office:value="67.5">
                <text:p>67.5</text:p>
              </table:table-cell>
              <table:table-cell office:value-type="float" office:value="347625">
                <text:p>347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2">
                <text:p>72</text:p>
              </table:table-cell>
              <table:table-cell office:value-type="float" office:value="424800">
                <text:p>424800</text:p>
              </table:table-cell>
              <table:table-cell office:value-type="float" office:value="81">
                <text:p>81</text:p>
              </table:table-cell>
              <table:table-cell office:value-type="float" office:value="435150">
                <text:p>435150</text:p>
              </table:table-cell>
              <table:table-cell office:value-type="float" office:value="90">
                <text:p>90</text:p>
              </table:table-cell>
              <table:table-cell office:value-type="float" office:value="445500">
                <text:p>4455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